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ff5" officeooo:paragraph-rsid="000afff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es de modifications du site web:</text:p>
      <text:p text:style-name="P1"/>
      <text:p text:style-name="P1">→ git status : voir les modifications</text:p>
      <text:p text:style-name="P1">→ git add _<text:span text:style-name="T2">listes des fichiers_</text:span> (. pour tous les fichiers)</text:p>
      <text:p text:style-name="P1">→ git commit -m “Message”</text:p>
      <text:p text:style-name="P1">→ git pu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9:20:38.662012237</meta:creation-date>
    <dc:date>2023-08-21T19:25:23.791529002</dc:date>
    <meta:editing-duration>PT4M45S</meta:editing-duration>
    <meta:editing-cycles>1</meta:editing-cycles>
    <meta:document-statistic meta:table-count="0" meta:image-count="0" meta:object-count="0" meta:page-count="1" meta:paragraph-count="5" meta:word-count="32" meta:character-count="166" meta:non-whitespace-character-count="139"/>
    <meta:generator>LibreOffice/6.4.7.2$Linux_X86_64 LibreOffice_project/40$Build-2</meta:generator>
  </office:meta>
</office:document-meta>
</file>